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시트1" table:style-name="ta1">
        <table:shapes>
          <draw:frame draw:z-index="0" draw:style-name="gr1" draw:text-style-name="P1" svg:width="40.78cm" svg:height="21.329cm" svg:x="0.68cm" svg:y="0.717cm">
            <draw:object draw:notify-on-update-of-ranges="시트1.A2:시트1.A65 시트1.D2:시트1.D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ock Size</text:p>
          </table:table-cell>
          <table:table-cell office:value-type="string" calcext:value-type="string">
            <text:p>Total Execution Time</text:p>
          </table:table-cell>
          <table:table-cell office:value-type="string" calcext:value-type="string">
            <text:p>GC Time elapsed</text:p>
          </table:table-cell>
          <table:table-cell office:value-type="string" calcext:value-type="string">
            <text:p>CPU Time spent</text:p>
          </table:table-cell>
          <table:table-cell office:value-type="string" calcext:value-type="string">
            <text:p>Total MR Time spent</text:p>
          </table:table-cell>
          <table:table-cell office:value-type="string" calcext:value-type="string">
            <text:p>GC Time / Total MR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7619" calcext:value-type="float">
            <text:p>87619</text:p>
          </table:table-cell>
          <table:table-cell office:value-type="float" office:value="2410" calcext:value-type="float">
            <text:p>2410</text:p>
          </table:table-cell>
          <table:table-cell office:value-type="float" office:value="38970" calcext:value-type="float">
            <text:p>38970</text:p>
          </table:table-cell>
          <table:table-cell table:formula="of:=SUM([.C2:.D2])" office:value-type="float" office:value="41380" calcext:value-type="float">
            <text:p>41380</text:p>
          </table:table-cell>
          <table:table-cell table:formula="of:=[.C2]/[.E2]" office:value-type="float" office:value="0.0582406959884002" calcext:value-type="float">
            <text:p>0.05824069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79742" calcext:value-type="float">
            <text:p>79742</text:p>
          </table:table-cell>
          <table:table-cell office:value-type="float" office:value="2486" calcext:value-type="float">
            <text:p>2486</text:p>
          </table:table-cell>
          <table:table-cell office:value-type="float" office:value="44130" calcext:value-type="float">
            <text:p>44130</text:p>
          </table:table-cell>
          <table:table-cell table:formula="of:=SUM([.C3:.D3])" office:value-type="float" office:value="46616" calcext:value-type="float">
            <text:p>46616</text:p>
          </table:table-cell>
          <table:table-cell table:formula="of:=[.C3]/[.E3]" office:value-type="float" office:value="0.053329328985756" calcext:value-type="float">
            <text:p>0.053329329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87750" calcext:value-type="float">
            <text:p>87750</text:p>
          </table:table-cell>
          <table:table-cell office:value-type="float" office:value="4869" calcext:value-type="float">
            <text:p>4869</text:p>
          </table:table-cell>
          <table:table-cell office:value-type="float" office:value="44300" calcext:value-type="float">
            <text:p>44300</text:p>
          </table:table-cell>
          <table:table-cell table:formula="of:=SUM([.C4:.D4])" office:value-type="float" office:value="49169" calcext:value-type="float">
            <text:p>49169</text:p>
          </table:table-cell>
          <table:table-cell table:formula="of:=[.C4]/[.E4]" office:value-type="float" office:value="0.0990258089446603" calcext:value-type="float">
            <text:p>0.099025808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9430" calcext:value-type="float">
            <text:p>89430</text:p>
          </table:table-cell>
          <table:table-cell office:value-type="float" office:value="5076" calcext:value-type="float">
            <text:p>5076</text:p>
          </table:table-cell>
          <table:table-cell office:value-type="float" office:value="48720" calcext:value-type="float">
            <text:p>48720</text:p>
          </table:table-cell>
          <table:table-cell table:formula="of:=SUM([.C5:.D5])" office:value-type="float" office:value="53796" calcext:value-type="float">
            <text:p>53796</text:p>
          </table:table-cell>
          <table:table-cell table:formula="of:=[.C5]/[.E5]" office:value-type="float" office:value="0.0943564577291992" calcext:value-type="float">
            <text:p>0.0943564577</text:p>
          </table:table-cell>
        </table:table-row>
        <table:table-row table:style-name="ro1">
          <table:table-cell office:value-type="float" office:value="5242880" calcext:value-type="float">
            <text:p>5242880</text:p>
          </table:table-cell>
          <table:table-cell office:value-type="float" office:value="102360" calcext:value-type="float">
            <text:p>102360</text:p>
          </table:table-cell>
          <table:table-cell office:value-type="float" office:value="11237" calcext:value-type="float">
            <text:p>11237</text:p>
          </table:table-cell>
          <table:table-cell office:value-type="float" office:value="54480" calcext:value-type="float">
            <text:p>54480</text:p>
          </table:table-cell>
          <table:table-cell table:formula="of:=SUM([.C6:.D6])" office:value-type="float" office:value="65717" calcext:value-type="float">
            <text:p>65717</text:p>
          </table:table-cell>
          <table:table-cell table:formula="of:=[.C6]/[.E6]" office:value-type="float" office:value="0.170990763424989" calcext:value-type="float">
            <text:p>0.1709907634</text:p>
          </table:table-cell>
        </table:table-row>
        <table:table-row table:style-name="ro1">
          <table:table-cell office:value-type="float" office:value="6291456" calcext:value-type="float">
            <text:p>6291456</text:p>
          </table:table-cell>
          <table:table-cell office:value-type="float" office:value="93959" calcext:value-type="float">
            <text:p>93959</text:p>
          </table:table-cell>
          <table:table-cell office:value-type="float" office:value="12825" calcext:value-type="float">
            <text:p>12825</text:p>
          </table:table-cell>
          <table:table-cell office:value-type="float" office:value="57650" calcext:value-type="float">
            <text:p>57650</text:p>
          </table:table-cell>
          <table:table-cell table:formula="of:=SUM([.C7:.D7])" office:value-type="float" office:value="70475" calcext:value-type="float">
            <text:p>70475</text:p>
          </table:table-cell>
          <table:table-cell table:formula="of:=[.C7]/[.E7]" office:value-type="float" office:value="0.181979425328131" calcext:value-type="float">
            <text:p>0.1819794253</text:p>
          </table:table-cell>
        </table:table-row>
        <table:table-row table:style-name="ro1">
          <table:table-cell office:value-type="float" office:value="7340032" calcext:value-type="float">
            <text:p>7340032</text:p>
          </table:table-cell>
          <table:table-cell office:value-type="float" office:value="87625" calcext:value-type="float">
            <text:p>87625</text:p>
          </table:table-cell>
          <table:table-cell office:value-type="float" office:value="8481" calcext:value-type="float">
            <text:p>8481</text:p>
          </table:table-cell>
          <table:table-cell office:value-type="float" office:value="63800" calcext:value-type="float">
            <text:p>63800</text:p>
          </table:table-cell>
          <table:table-cell table:formula="of:=SUM([.C8:.D8])" office:value-type="float" office:value="72281" calcext:value-type="float">
            <text:p>72281</text:p>
          </table:table-cell>
          <table:table-cell table:formula="of:=[.C8]/[.E8]" office:value-type="float" office:value="0.117333739156902" calcext:value-type="float">
            <text:p>0.1173337392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95476" calcext:value-type="float">
            <text:p>95476</text:p>
          </table:table-cell>
          <table:table-cell office:value-type="float" office:value="12495" calcext:value-type="float">
            <text:p>12495</text:p>
          </table:table-cell>
          <table:table-cell office:value-type="float" office:value="54650" calcext:value-type="float">
            <text:p>54650</text:p>
          </table:table-cell>
          <table:table-cell table:formula="of:=SUM([.C9:.D9])" office:value-type="float" office:value="67145" calcext:value-type="float">
            <text:p>67145</text:p>
          </table:table-cell>
          <table:table-cell table:formula="of:=[.C9]/[.E9]" office:value-type="float" office:value="0.186089805644501" calcext:value-type="float">
            <text:p>0.1860898056</text:p>
          </table:table-cell>
        </table:table-row>
        <table:table-row table:style-name="ro1">
          <table:table-cell office:value-type="float" office:value="9437184" calcext:value-type="float">
            <text:p>9437184</text:p>
          </table:table-cell>
          <table:table-cell office:value-type="float" office:value="99934" calcext:value-type="float">
            <text:p>99934</text:p>
          </table:table-cell>
          <table:table-cell office:value-type="float" office:value="16280" calcext:value-type="float">
            <text:p>16280</text:p>
          </table:table-cell>
          <table:table-cell office:value-type="float" office:value="63730" calcext:value-type="float">
            <text:p>63730</text:p>
          </table:table-cell>
          <table:table-cell table:formula="of:=SUM([.C10:.D10])" office:value-type="float" office:value="80010" calcext:value-type="float">
            <text:p>80010</text:p>
          </table:table-cell>
          <table:table-cell table:formula="of:=[.C10]/[.E10]" office:value-type="float" office:value="0.20347456567929" calcext:value-type="float">
            <text:p>0.2034745657</text:p>
          </table:table-cell>
        </table:table-row>
        <table:table-row table:style-name="ro1">
          <table:table-cell office:value-type="float" office:value="10485760" calcext:value-type="float">
            <text:p>10485760</text:p>
          </table:table-cell>
          <table:table-cell office:value-type="float" office:value="113376" calcext:value-type="float">
            <text:p>113376</text:p>
          </table:table-cell>
          <table:table-cell office:value-type="float" office:value="18957" calcext:value-type="float">
            <text:p>18957</text:p>
          </table:table-cell>
          <table:table-cell office:value-type="float" office:value="131770" calcext:value-type="float">
            <text:p>131770</text:p>
          </table:table-cell>
          <table:table-cell table:formula="of:=SUM([.C11:.D11])" office:value-type="float" office:value="150727" calcext:value-type="float">
            <text:p>150727</text:p>
          </table:table-cell>
          <table:table-cell table:formula="of:=[.C11]/[.E11]" office:value-type="float" office:value="0.125770432636488" calcext:value-type="float">
            <text:p>0.1257704326</text:p>
          </table:table-cell>
        </table:table-row>
        <table:table-row table:style-name="ro1">
          <table:table-cell office:value-type="float" office:value="11534336" calcext:value-type="float">
            <text:p>11534336</text:p>
          </table:table-cell>
          <table:table-cell office:value-type="float" office:value="123141" calcext:value-type="float">
            <text:p>123141</text:p>
          </table:table-cell>
          <table:table-cell office:value-type="float" office:value="19541" calcext:value-type="float">
            <text:p>19541</text:p>
          </table:table-cell>
          <table:table-cell office:value-type="float" office:value="141320" calcext:value-type="float">
            <text:p>141320</text:p>
          </table:table-cell>
          <table:table-cell table:formula="of:=SUM([.C12:.D12])" office:value-type="float" office:value="160861" calcext:value-type="float">
            <text:p>160861</text:p>
          </table:table-cell>
          <table:table-cell table:formula="of:=[.C12]/[.E12]" office:value-type="float" office:value="0.121477548939768" calcext:value-type="float">
            <text:p>0.1214775489</text:p>
          </table:table-cell>
        </table:table-row>
        <table:table-row table:style-name="ro1">
          <table:table-cell office:value-type="float" office:value="12582912" calcext:value-type="float">
            <text:p>12582912</text:p>
          </table:table-cell>
          <table:table-cell office:value-type="float" office:value="118078" calcext:value-type="float">
            <text:p>118078</text:p>
          </table:table-cell>
          <table:table-cell office:value-type="float" office:value="23092" calcext:value-type="float">
            <text:p>23092</text:p>
          </table:table-cell>
          <table:table-cell office:value-type="float" office:value="171720" calcext:value-type="float">
            <text:p>171720</text:p>
          </table:table-cell>
          <table:table-cell table:formula="of:=SUM([.C13:.D13])" office:value-type="float" office:value="194812" calcext:value-type="float">
            <text:p>194812</text:p>
          </table:table-cell>
          <table:table-cell table:formula="of:=[.C13]/[.E13]" office:value-type="float" office:value="0.118534792517915" calcext:value-type="float">
            <text:p>0.1185347925</text:p>
          </table:table-cell>
        </table:table-row>
        <table:table-row table:style-name="ro1">
          <table:table-cell office:value-type="float" office:value="13631488" calcext:value-type="float">
            <text:p>13631488</text:p>
          </table:table-cell>
          <table:table-cell office:value-type="float" office:value="126073" calcext:value-type="float">
            <text:p>126073</text:p>
          </table:table-cell>
          <table:table-cell office:value-type="float" office:value="27863" calcext:value-type="float">
            <text:p>27863</text:p>
          </table:table-cell>
          <table:table-cell office:value-type="float" office:value="229810" calcext:value-type="float">
            <text:p>229810</text:p>
          </table:table-cell>
          <table:table-cell table:formula="of:=SUM([.C14:.D14])" office:value-type="float" office:value="257673" calcext:value-type="float">
            <text:p>257673</text:p>
          </table:table-cell>
          <table:table-cell table:formula="of:=[.C14]/[.E14]" office:value-type="float" office:value="0.108133176545467" calcext:value-type="float">
            <text:p>0.1081331765</text:p>
          </table:table-cell>
        </table:table-row>
        <table:table-row table:style-name="ro1">
          <table:table-cell office:value-type="float" office:value="14680064" calcext:value-type="float">
            <text:p>14680064</text:p>
          </table:table-cell>
          <table:table-cell office:value-type="float" office:value="122698" calcext:value-type="float">
            <text:p>122698</text:p>
          </table:table-cell>
          <table:table-cell office:value-type="float" office:value="27716" calcext:value-type="float">
            <text:p>27716</text:p>
          </table:table-cell>
          <table:table-cell office:value-type="float" office:value="90730" calcext:value-type="float">
            <text:p>90730</text:p>
          </table:table-cell>
          <table:table-cell table:formula="of:=SUM([.C15:.D15])" office:value-type="float" office:value="118446" calcext:value-type="float">
            <text:p>118446</text:p>
          </table:table-cell>
          <table:table-cell table:formula="of:=[.C15]/[.E15]" office:value-type="float" office:value="0.233996926869628" calcext:value-type="float">
            <text:p>0.2339969269</text:p>
          </table:table-cell>
        </table:table-row>
        <table:table-row table:style-name="ro1">
          <table:table-cell office:value-type="float" office:value="15728640" calcext:value-type="float">
            <text:p>15728640</text:p>
          </table:table-cell>
          <table:table-cell office:value-type="float" office:value="129258" calcext:value-type="float">
            <text:p>129258</text:p>
          </table:table-cell>
          <table:table-cell office:value-type="float" office:value="32248" calcext:value-type="float">
            <text:p>32248</text:p>
          </table:table-cell>
          <table:table-cell office:value-type="float" office:value="263330" calcext:value-type="float">
            <text:p>263330</text:p>
          </table:table-cell>
          <table:table-cell table:formula="of:=SUM([.C16:.D16])" office:value-type="float" office:value="295578" calcext:value-type="float">
            <text:p>295578</text:p>
          </table:table-cell>
          <table:table-cell table:formula="of:=[.C16]/[.E16]" office:value-type="float" office:value="0.1091014892854" calcext:value-type="float">
            <text:p>0.1091014893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76174" calcext:value-type="float">
            <text:p>176174</text:p>
          </table:table-cell>
          <table:table-cell office:value-type="float" office:value="46071" calcext:value-type="float">
            <text:p>46071</text:p>
          </table:table-cell>
          <table:table-cell office:value-type="float" office:value="313880" calcext:value-type="float">
            <text:p>313880</text:p>
          </table:table-cell>
          <table:table-cell table:formula="of:=SUM([.C17:.D17])" office:value-type="float" office:value="359951" calcext:value-type="float">
            <text:p>359951</text:p>
          </table:table-cell>
          <table:table-cell table:formula="of:=[.C17]/[.E17]" office:value-type="float" office:value="0.127992421190662" calcext:value-type="float">
            <text:p>0.1279924212</text:p>
          </table:table-cell>
        </table:table-row>
        <table:table-row table:style-name="ro1">
          <table:table-cell office:value-type="float" office:value="17825792" calcext:value-type="float">
            <text:p>17825792</text:p>
          </table:table-cell>
          <table:table-cell office:value-type="float" office:value="554494" calcext:value-type="float">
            <text:p>554494</text:p>
          </table:table-cell>
          <table:table-cell office:value-type="float" office:value="71962" calcext:value-type="float">
            <text:p>71962</text:p>
          </table:table-cell>
          <table:table-cell office:value-type="float" office:value="424210" calcext:value-type="float">
            <text:p>424210</text:p>
          </table:table-cell>
          <table:table-cell table:formula="of:=SUM([.C18:.D18])" office:value-type="float" office:value="496172" calcext:value-type="float">
            <text:p>496172</text:p>
          </table:table-cell>
          <table:table-cell table:formula="of:=[.C18]/[.E18]" office:value-type="float" office:value="0.145034383238071" calcext:value-type="float">
            <text:p>0.1450343832</text:p>
          </table:table-cell>
        </table:table-row>
        <table:table-row table:style-name="ro1">
          <table:table-cell office:value-type="float" office:value="18874368" calcext:value-type="float">
            <text:p>18874368</text:p>
          </table:table-cell>
          <table:table-cell office:value-type="float" office:value="457250" calcext:value-type="float">
            <text:p>457250</text:p>
          </table:table-cell>
          <table:table-cell office:value-type="float" office:value="69945" calcext:value-type="float">
            <text:p>69945</text:p>
          </table:table-cell>
          <table:table-cell office:value-type="float" office:value="390500" calcext:value-type="float">
            <text:p>390500</text:p>
          </table:table-cell>
          <table:table-cell table:formula="of:=SUM([.C19:.D19])" office:value-type="float" office:value="460445" calcext:value-type="float">
            <text:p>460445</text:p>
          </table:table-cell>
          <table:table-cell table:formula="of:=[.C19]/[.E19]" office:value-type="float" office:value="0.151907393934129" calcext:value-type="float">
            <text:p>0.1519073939</text:p>
          </table:table-cell>
        </table:table-row>
        <table:table-row table:style-name="ro1">
          <table:table-cell office:value-type="float" office:value="19922944" calcext:value-type="float">
            <text:p>19922944</text:p>
          </table:table-cell>
          <table:table-cell office:value-type="float" office:value="241152" calcext:value-type="float">
            <text:p>241152</text:p>
          </table:table-cell>
          <table:table-cell office:value-type="float" office:value="53664" calcext:value-type="float">
            <text:p>53664</text:p>
          </table:table-cell>
          <table:table-cell office:value-type="float" office:value="131260" calcext:value-type="float">
            <text:p>131260</text:p>
          </table:table-cell>
          <table:table-cell table:formula="of:=SUM([.C20:.D20])" office:value-type="float" office:value="184924" calcext:value-type="float">
            <text:p>184924</text:p>
          </table:table-cell>
          <table:table-cell table:formula="of:=[.C20]/[.E20]" office:value-type="float" office:value="0.290194890874089" calcext:value-type="float">
            <text:p>0.2901948909</text:p>
          </table:table-cell>
        </table:table-row>
        <table:table-row table:style-name="ro1">
          <table:table-cell office:value-type="float" office:value="20971520" calcext:value-type="float">
            <text:p>20971520</text:p>
          </table:table-cell>
          <table:table-cell office:value-type="float" office:value="186471" calcext:value-type="float">
            <text:p>186471</text:p>
          </table:table-cell>
          <table:table-cell office:value-type="float" office:value="63931" calcext:value-type="float">
            <text:p>63931</text:p>
          </table:table-cell>
          <table:table-cell office:value-type="float" office:value="144550" calcext:value-type="float">
            <text:p>144550</text:p>
          </table:table-cell>
          <table:table-cell table:formula="of:=SUM([.C21:.D21])" office:value-type="float" office:value="208481" calcext:value-type="float">
            <text:p>208481</text:p>
          </table:table-cell>
          <table:table-cell table:formula="of:=[.C21]/[.E21]" office:value-type="float" office:value="0.306651445455461" calcext:value-type="float">
            <text:p>0.3066514455</text:p>
          </table:table-cell>
        </table:table-row>
        <table:table-row table:style-name="ro1">
          <table:table-cell office:value-type="float" office:value="22020096" calcext:value-type="float">
            <text:p>22020096</text:p>
          </table:table-cell>
          <table:table-cell office:value-type="float" office:value="279235" calcext:value-type="float">
            <text:p>279235</text:p>
          </table:table-cell>
          <table:table-cell office:value-type="float" office:value="67653" calcext:value-type="float">
            <text:p>67653</text:p>
          </table:table-cell>
          <table:table-cell office:value-type="float" office:value="485710" calcext:value-type="float">
            <text:p>485710</text:p>
          </table:table-cell>
          <table:table-cell table:formula="of:=SUM([.C22:.D22])" office:value-type="float" office:value="553363" calcext:value-type="float">
            <text:p>553363</text:p>
          </table:table-cell>
          <table:table-cell table:formula="of:=[.C22]/[.E22]" office:value-type="float" office:value="0.122257903040138" calcext:value-type="float">
            <text:p>0.122257903</text:p>
          </table:table-cell>
        </table:table-row>
        <table:table-row table:style-name="ro1">
          <table:table-cell office:value-type="float" office:value="23068672" calcext:value-type="float">
            <text:p>23068672</text:p>
          </table:table-cell>
          <table:table-cell office:value-type="float" office:value="312818" calcext:value-type="float">
            <text:p>312818</text:p>
          </table:table-cell>
          <table:table-cell office:value-type="float" office:value="79770" calcext:value-type="float">
            <text:p>79770</text:p>
          </table:table-cell>
          <table:table-cell office:value-type="float" office:value="570350" calcext:value-type="float">
            <text:p>570350</text:p>
          </table:table-cell>
          <table:table-cell table:formula="of:=SUM([.C23:.D23])" office:value-type="float" office:value="650120" calcext:value-type="float">
            <text:p>650120</text:p>
          </table:table-cell>
          <table:table-cell table:formula="of:=[.C23]/[.E23]" office:value-type="float" office:value="0.122700424537009" calcext:value-type="float">
            <text:p>0.1227004245</text:p>
          </table:table-cell>
        </table:table-row>
        <table:table-row table:style-name="ro1">
          <table:table-cell office:value-type="float" office:value="24117248" calcext:value-type="float">
            <text:p>24117248</text:p>
          </table:table-cell>
          <table:table-cell office:value-type="float" office:value="180140" calcext:value-type="float">
            <text:p>180140</text:p>
          </table:table-cell>
          <table:table-cell office:value-type="float" office:value="77888" calcext:value-type="float">
            <text:p>77888</text:p>
          </table:table-cell>
          <table:table-cell office:value-type="float" office:value="179220" calcext:value-type="float">
            <text:p>179220</text:p>
          </table:table-cell>
          <table:table-cell table:formula="of:=SUM([.C24:.D24])" office:value-type="float" office:value="257108" calcext:value-type="float">
            <text:p>257108</text:p>
          </table:table-cell>
          <table:table-cell table:formula="of:=[.C24]/[.E24]" office:value-type="float" office:value="0.302938842820916" calcext:value-type="float">
            <text:p>0.3029388428</text:p>
          </table:table-cell>
        </table:table-row>
        <table:table-row table:style-name="ro1">
          <table:table-cell office:value-type="float" office:value="25165824" calcext:value-type="float">
            <text:p>25165824</text:p>
          </table:table-cell>
          <table:table-cell office:value-type="float" office:value="267669" calcext:value-type="float">
            <text:p>267669</text:p>
          </table:table-cell>
          <table:table-cell office:value-type="float" office:value="77460" calcext:value-type="float">
            <text:p>77460</text:p>
          </table:table-cell>
          <table:table-cell office:value-type="float" office:value="540140" calcext:value-type="float">
            <text:p>540140</text:p>
          </table:table-cell>
          <table:table-cell table:formula="of:=SUM([.C25:.D25])" office:value-type="float" office:value="617600" calcext:value-type="float">
            <text:p>617600</text:p>
          </table:table-cell>
          <table:table-cell table:formula="of:=[.C25]/[.E25]" office:value-type="float" office:value="0.125420984455959" calcext:value-type="float">
            <text:p>0.1254209845</text:p>
          </table:table-cell>
        </table:table-row>
        <table:table-row table:style-name="ro1">
          <table:table-cell office:value-type="float" office:value="26214400" calcext:value-type="float">
            <text:p>26214400</text:p>
          </table:table-cell>
          <table:table-cell office:value-type="float" office:value="181740" calcext:value-type="float">
            <text:p>181740</text:p>
          </table:table-cell>
          <table:table-cell office:value-type="float" office:value="69648" calcext:value-type="float">
            <text:p>69648</text:p>
          </table:table-cell>
          <table:table-cell office:value-type="float" office:value="169370" calcext:value-type="float">
            <text:p>169370</text:p>
          </table:table-cell>
          <table:table-cell table:formula="of:=SUM([.C26:.D26])" office:value-type="float" office:value="239018" calcext:value-type="float">
            <text:p>239018</text:p>
          </table:table-cell>
          <table:table-cell table:formula="of:=[.C26]/[.E26]" office:value-type="float" office:value="0.291392280079325" calcext:value-type="float">
            <text:p>0.2913922801</text:p>
          </table:table-cell>
        </table:table-row>
        <table:table-row table:style-name="ro1">
          <table:table-cell office:value-type="float" office:value="27262976" calcext:value-type="float">
            <text:p>27262976</text:p>
          </table:table-cell>
          <table:table-cell office:value-type="float" office:value="220706" calcext:value-type="float">
            <text:p>220706</text:p>
          </table:table-cell>
          <table:table-cell office:value-type="float" office:value="77946" calcext:value-type="float">
            <text:p>77946</text:p>
          </table:table-cell>
          <table:table-cell office:value-type="float" office:value="528660" calcext:value-type="float">
            <text:p>528660</text:p>
          </table:table-cell>
          <table:table-cell table:formula="of:=SUM([.C27:.D27])" office:value-type="float" office:value="606606" calcext:value-type="float">
            <text:p>606606</text:p>
          </table:table-cell>
          <table:table-cell table:formula="of:=[.C27]/[.E27]" office:value-type="float" office:value="0.128495267109129" calcext:value-type="float">
            <text:p>0.1284952671</text:p>
          </table:table-cell>
        </table:table-row>
        <table:table-row table:style-name="ro1">
          <table:table-cell office:value-type="float" office:value="28311552" calcext:value-type="float">
            <text:p>28311552</text:p>
          </table:table-cell>
          <table:table-cell office:value-type="float" office:value="181480" calcext:value-type="float">
            <text:p>181480</text:p>
          </table:table-cell>
          <table:table-cell office:value-type="float" office:value="78633" calcext:value-type="float">
            <text:p>78633</text:p>
          </table:table-cell>
          <table:table-cell office:value-type="float" office:value="174970" calcext:value-type="float">
            <text:p>174970</text:p>
          </table:table-cell>
          <table:table-cell table:formula="of:=SUM([.C28:.D28])" office:value-type="float" office:value="253603" calcext:value-type="float">
            <text:p>253603</text:p>
          </table:table-cell>
          <table:table-cell table:formula="of:=[.C28]/[.E28]" office:value-type="float" office:value="0.31006336675828" calcext:value-type="float">
            <text:p>0.3100633668</text:p>
          </table:table-cell>
        </table:table-row>
        <table:table-row table:style-name="ro1">
          <table:table-cell office:value-type="float" office:value="29360128" calcext:value-type="float">
            <text:p>29360128</text:p>
          </table:table-cell>
          <table:table-cell office:value-type="float" office:value="179962" calcext:value-type="float">
            <text:p>179962</text:p>
          </table:table-cell>
          <table:table-cell office:value-type="float" office:value="80258" calcext:value-type="float">
            <text:p>80258</text:p>
          </table:table-cell>
          <table:table-cell office:value-type="float" office:value="178610" calcext:value-type="float">
            <text:p>178610</text:p>
          </table:table-cell>
          <table:table-cell table:formula="of:=SUM([.C29:.D29])" office:value-type="float" office:value="258868" calcext:value-type="float">
            <text:p>258868</text:p>
          </table:table-cell>
          <table:table-cell table:formula="of:=[.C29]/[.E29]" office:value-type="float" office:value="0.310034457715902" calcext:value-type="float">
            <text:p>0.3100344577</text:p>
          </table:table-cell>
        </table:table-row>
        <table:table-row table:style-name="ro1">
          <table:table-cell office:value-type="float" office:value="30408704" calcext:value-type="float">
            <text:p>30408704</text:p>
          </table:table-cell>
          <table:table-cell office:value-type="float" office:value="182183" calcext:value-type="float">
            <text:p>182183</text:p>
          </table:table-cell>
          <table:table-cell office:value-type="float" office:value="86126" calcext:value-type="float">
            <text:p>86126</text:p>
          </table:table-cell>
          <table:table-cell office:value-type="float" office:value="190670" calcext:value-type="float">
            <text:p>190670</text:p>
          </table:table-cell>
          <table:table-cell table:formula="of:=SUM([.C30:.D30])" office:value-type="float" office:value="276796" calcext:value-type="float">
            <text:p>276796</text:p>
          </table:table-cell>
          <table:table-cell table:formula="of:=[.C30]/[.E30]" office:value-type="float" office:value="0.31115334036619" calcext:value-type="float">
            <text:p>0.3111533404</text:p>
          </table:table-cell>
        </table:table-row>
        <table:table-row table:style-name="ro1">
          <table:table-cell office:value-type="float" office:value="31457280" calcext:value-type="float">
            <text:p>31457280</text:p>
          </table:table-cell>
          <table:table-cell office:value-type="float" office:value="200765" calcext:value-type="float">
            <text:p>200765</text:p>
          </table:table-cell>
          <table:table-cell office:value-type="float" office:value="103161" calcext:value-type="float">
            <text:p>103161</text:p>
          </table:table-cell>
          <table:table-cell office:value-type="float" office:value="220060" calcext:value-type="float">
            <text:p>220060</text:p>
          </table:table-cell>
          <table:table-cell table:formula="of:=SUM([.C31:.D31])" office:value-type="float" office:value="323221" calcext:value-type="float">
            <text:p>323221</text:p>
          </table:table-cell>
          <table:table-cell table:formula="of:=[.C31]/[.E31]" office:value-type="float" office:value="0.319165524517281" calcext:value-type="float">
            <text:p>0.3191655245</text:p>
          </table:table-cell>
        </table:table-row>
        <table:table-row table:style-name="ro1">
          <table:table-cell office:value-type="float" office:value="32505856" calcext:value-type="float">
            <text:p>32505856</text:p>
          </table:table-cell>
          <table:table-cell office:value-type="float" office:value="278408" calcext:value-type="float">
            <text:p>278408</text:p>
          </table:table-cell>
          <table:table-cell office:value-type="float" office:value="95819" calcext:value-type="float">
            <text:p>95819</text:p>
          </table:table-cell>
          <table:table-cell office:value-type="float" office:value="682260" calcext:value-type="float">
            <text:p>682260</text:p>
          </table:table-cell>
          <table:table-cell table:formula="of:=SUM([.C32:.D32])" office:value-type="float" office:value="778079" calcext:value-type="float">
            <text:p>778079</text:p>
          </table:table-cell>
          <table:table-cell table:formula="of:=[.C32]/[.E32]" office:value-type="float" office:value="0.123148163618347" calcext:value-type="float">
            <text:p>0.1231481636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326915" calcext:value-type="float">
            <text:p>326915</text:p>
          </table:table-cell>
          <table:table-cell office:value-type="float" office:value="111454" calcext:value-type="float">
            <text:p>111454</text:p>
          </table:table-cell>
          <table:table-cell office:value-type="float" office:value="756080" calcext:value-type="float">
            <text:p>756080</text:p>
          </table:table-cell>
          <table:table-cell table:formula="of:=SUM([.C33:.D33])" office:value-type="float" office:value="867534" calcext:value-type="float">
            <text:p>867534</text:p>
          </table:table-cell>
          <table:table-cell table:formula="of:=[.C33]/[.E33]" office:value-type="float" office:value="0.128472198207794" calcext:value-type="float">
            <text:p>0.1284721982</text:p>
          </table:table-cell>
        </table:table-row>
        <table:table-row table:style-name="ro1">
          <table:table-cell office:value-type="float" office:value="34603008" calcext:value-type="float">
            <text:p>34603008</text:p>
          </table:table-cell>
          <table:table-cell office:value-type="float" office:value="352698" calcext:value-type="float">
            <text:p>352698</text:p>
          </table:table-cell>
          <table:table-cell office:value-type="float" office:value="135799" calcext:value-type="float">
            <text:p>135799</text:p>
          </table:table-cell>
          <table:table-cell office:value-type="float" office:value="873740" calcext:value-type="float">
            <text:p>873740</text:p>
          </table:table-cell>
          <table:table-cell table:formula="of:=SUM([.C34:.D34])" office:value-type="float" office:value="1009539" calcext:value-type="float">
            <text:p>1009539</text:p>
          </table:table-cell>
          <table:table-cell table:formula="of:=[.C34]/[.E34]" office:value-type="float" office:value="0.134515853275604" calcext:value-type="float">
            <text:p>0.1345158533</text:p>
          </table:table-cell>
        </table:table-row>
        <table:table-row table:style-name="ro1">
          <table:table-cell office:value-type="float" office:value="35651584" calcext:value-type="float">
            <text:p>35651584</text:p>
          </table:table-cell>
          <table:table-cell office:value-type="float" office:value="246407" calcext:value-type="float">
            <text:p>246407</text:p>
          </table:table-cell>
          <table:table-cell office:value-type="float" office:value="131529" calcext:value-type="float">
            <text:p>131529</text:p>
          </table:table-cell>
          <table:table-cell office:value-type="float" office:value="273520" calcext:value-type="float">
            <text:p>273520</text:p>
          </table:table-cell>
          <table:table-cell table:formula="of:=SUM([.C35:.D35])" office:value-type="float" office:value="405049" calcext:value-type="float">
            <text:p>405049</text:p>
          </table:table-cell>
          <table:table-cell table:formula="of:=[.C35]/[.E35]" office:value-type="float" office:value="0.324723675407173" calcext:value-type="float">
            <text:p>0.3247236754</text:p>
          </table:table-cell>
        </table:table-row>
        <table:table-row table:style-name="ro1">
          <table:table-cell office:value-type="float" office:value="36700160" calcext:value-type="float">
            <text:p>36700160</text:p>
          </table:table-cell>
          <table:table-cell office:value-type="float" office:value="243359" calcext:value-type="float">
            <text:p>243359</text:p>
          </table:table-cell>
          <table:table-cell office:value-type="float" office:value="138714" calcext:value-type="float">
            <text:p>138714</text:p>
          </table:table-cell>
          <table:table-cell office:value-type="float" office:value="272070" calcext:value-type="float">
            <text:p>272070</text:p>
          </table:table-cell>
          <table:table-cell table:formula="of:=SUM([.C36:.D36])" office:value-type="float" office:value="410784" calcext:value-type="float">
            <text:p>410784</text:p>
          </table:table-cell>
          <table:table-cell table:formula="of:=[.C36]/[.E36]" office:value-type="float" office:value="0.337681117083431" calcext:value-type="float">
            <text:p>0.3376811171</text:p>
          </table:table-cell>
        </table:table-row>
        <table:table-row table:style-name="ro1">
          <table:table-cell office:value-type="float" office:value="37748736" calcext:value-type="float">
            <text:p>37748736</text:p>
          </table:table-cell>
          <table:table-cell office:value-type="float" office:value="236602" calcext:value-type="float">
            <text:p>236602</text:p>
          </table:table-cell>
          <table:table-cell office:value-type="float" office:value="137548" calcext:value-type="float">
            <text:p>137548</text:p>
          </table:table-cell>
          <table:table-cell office:value-type="float" office:value="277840" calcext:value-type="float">
            <text:p>277840</text:p>
          </table:table-cell>
          <table:table-cell table:formula="of:=SUM([.C37:.D37])" office:value-type="float" office:value="415388" calcext:value-type="float">
            <text:p>415388</text:p>
          </table:table-cell>
          <table:table-cell table:formula="of:=[.C37]/[.E37]" office:value-type="float" office:value="0.331131375966566" calcext:value-type="float">
            <text:p>0.331131376</text:p>
          </table:table-cell>
        </table:table-row>
        <table:table-row table:style-name="ro1">
          <table:table-cell office:value-type="float" office:value="38797312" calcext:value-type="float">
            <text:p>38797312</text:p>
          </table:table-cell>
          <table:table-cell office:value-type="float" office:value="237592" calcext:value-type="float">
            <text:p>237592</text:p>
          </table:table-cell>
          <table:table-cell office:value-type="float" office:value="137831" calcext:value-type="float">
            <text:p>137831</text:p>
          </table:table-cell>
          <table:table-cell office:value-type="float" office:value="282410" calcext:value-type="float">
            <text:p>282410</text:p>
          </table:table-cell>
          <table:table-cell table:formula="of:=SUM([.C38:.D38])" office:value-type="float" office:value="420241" calcext:value-type="float">
            <text:p>420241</text:p>
          </table:table-cell>
          <table:table-cell table:formula="of:=[.C38]/[.E38]" office:value-type="float" office:value="0.327980849084216" calcext:value-type="float">
            <text:p>0.3279808491</text:p>
          </table:table-cell>
        </table:table-row>
        <table:table-row table:style-name="ro1">
          <table:table-cell office:value-type="float" office:value="39845888" calcext:value-type="float">
            <text:p>39845888</text:p>
          </table:table-cell>
          <table:table-cell office:value-type="float" office:value="237127" calcext:value-type="float">
            <text:p>237127</text:p>
          </table:table-cell>
          <table:table-cell office:value-type="float" office:value="139980" calcext:value-type="float">
            <text:p>139980</text:p>
          </table:table-cell>
          <table:table-cell office:value-type="float" office:value="289390" calcext:value-type="float">
            <text:p>289390</text:p>
          </table:table-cell>
          <table:table-cell table:formula="of:=SUM([.C39:.D39])" office:value-type="float" office:value="429370" calcext:value-type="float">
            <text:p>429370</text:p>
          </table:table-cell>
          <table:table-cell table:formula="of:=[.C39]/[.E39]" office:value-type="float" office:value="0.326012529985793" calcext:value-type="float">
            <text:p>0.32601253</text:p>
          </table:table-cell>
        </table:table-row>
        <table:table-row table:style-name="ro1">
          <table:table-cell office:value-type="float" office:value="40894464" calcext:value-type="float">
            <text:p>40894464</text:p>
          </table:table-cell>
          <table:table-cell office:value-type="float" office:value="322705" calcext:value-type="float">
            <text:p>322705</text:p>
          </table:table-cell>
          <table:table-cell office:value-type="float" office:value="142063" calcext:value-type="float">
            <text:p>142063</text:p>
          </table:table-cell>
          <table:table-cell office:value-type="float" office:value="984410" calcext:value-type="float">
            <text:p>984410</text:p>
          </table:table-cell>
          <table:table-cell table:formula="of:=SUM([.C40:.D40])" office:value-type="float" office:value="1126473" calcext:value-type="float">
            <text:p>1126473</text:p>
          </table:table-cell>
          <table:table-cell table:formula="of:=[.C40]/[.E40]" office:value-type="float" office:value="0.126113098139059" calcext:value-type="float">
            <text:p>0.1261130981</text:p>
          </table:table-cell>
        </table:table-row>
        <table:table-row table:style-name="ro1">
          <table:table-cell office:value-type="float" office:value="41943040" calcext:value-type="float">
            <text:p>41943040</text:p>
          </table:table-cell>
          <table:table-cell office:value-type="float" office:value="357957" calcext:value-type="float">
            <text:p>357957</text:p>
          </table:table-cell>
          <table:table-cell office:value-type="float" office:value="152445" calcext:value-type="float">
            <text:p>152445</text:p>
          </table:table-cell>
          <table:table-cell office:value-type="float" office:value="1085590" calcext:value-type="float">
            <text:p>1085590</text:p>
          </table:table-cell>
          <table:table-cell table:formula="of:=SUM([.C41:.D41])" office:value-type="float" office:value="1238035" calcext:value-type="float">
            <text:p>1238035</text:p>
          </table:table-cell>
          <table:table-cell table:formula="of:=[.C41]/[.E41]" office:value-type="float" office:value="0.123134644820219" calcext:value-type="float">
            <text:p>0.1231346448</text:p>
          </table:table-cell>
        </table:table-row>
        <table:table-row table:style-name="ro1">
          <table:table-cell office:value-type="float" office:value="42991616" calcext:value-type="float">
            <text:p>42991616</text:p>
          </table:table-cell>
          <table:table-cell office:value-type="float" office:value="313567" calcext:value-type="float">
            <text:p>313567</text:p>
          </table:table-cell>
          <table:table-cell office:value-type="float" office:value="166659" calcext:value-type="float">
            <text:p>166659</text:p>
          </table:table-cell>
          <table:table-cell office:value-type="float" office:value="1198310" calcext:value-type="float">
            <text:p>1198310</text:p>
          </table:table-cell>
          <table:table-cell table:formula="of:=SUM([.C42:.D42])" office:value-type="float" office:value="1364969" calcext:value-type="float">
            <text:p>1364969</text:p>
          </table:table-cell>
          <table:table-cell table:formula="of:=[.C42]/[.E42]" office:value-type="float" office:value="0.122097278399729" calcext:value-type="float">
            <text:p>0.1220972784</text:p>
          </table:table-cell>
        </table:table-row>
        <table:table-row table:style-name="ro1">
          <table:table-cell office:value-type="float" office:value="44040192" calcext:value-type="float">
            <text:p>44040192</text:p>
          </table:table-cell>
          <table:table-cell office:value-type="float" office:value="343605" calcext:value-type="float">
            <text:p>343605</text:p>
          </table:table-cell>
          <table:table-cell office:value-type="float" office:value="180661" calcext:value-type="float">
            <text:p>180661</text:p>
          </table:table-cell>
          <table:table-cell office:value-type="float" office:value="1307030" calcext:value-type="float">
            <text:p>1307030</text:p>
          </table:table-cell>
          <table:table-cell table:formula="of:=SUM([.C43:.D43])" office:value-type="float" office:value="1487691" calcext:value-type="float">
            <text:p>1487691</text:p>
          </table:table-cell>
          <table:table-cell table:formula="of:=[.C43]/[.E43]" office:value-type="float" office:value="0.121437180167118" calcext:value-type="float">
            <text:p>0.1214371802</text:p>
          </table:table-cell>
        </table:table-row>
        <table:table-row table:style-name="ro1">
          <table:table-cell office:value-type="float" office:value="45088768" calcext:value-type="float">
            <text:p>45088768</text:p>
          </table:table-cell>
          <table:table-cell office:value-type="float" office:value="291050" calcext:value-type="float">
            <text:p>291050</text:p>
          </table:table-cell>
          <table:table-cell office:value-type="float" office:value="164005" calcext:value-type="float">
            <text:p>164005</text:p>
          </table:table-cell>
          <table:table-cell office:value-type="float" office:value="306510" calcext:value-type="float">
            <text:p>306510</text:p>
          </table:table-cell>
          <table:table-cell table:formula="of:=SUM([.C44:.D44])" office:value-type="float" office:value="470515" calcext:value-type="float">
            <text:p>470515</text:p>
          </table:table-cell>
          <table:table-cell table:formula="of:=[.C44]/[.E44]" office:value-type="float" office:value="0.348564870407957" calcext:value-type="float">
            <text:p>0.3485648704</text:p>
          </table:table-cell>
        </table:table-row>
        <table:table-row table:style-name="ro1">
          <table:table-cell office:value-type="float" office:value="46137344" calcext:value-type="float">
            <text:p>46137344</text:p>
          </table:table-cell>
          <table:table-cell office:value-type="float" office:value="331918" calcext:value-type="float">
            <text:p>331918</text:p>
          </table:table-cell>
          <table:table-cell office:value-type="float" office:value="161977" calcext:value-type="float">
            <text:p>161977</text:p>
          </table:table-cell>
          <table:table-cell office:value-type="float" office:value="1161210" calcext:value-type="float">
            <text:p>1161210</text:p>
          </table:table-cell>
          <table:table-cell table:formula="of:=SUM([.C45:.D45])" office:value-type="float" office:value="1323187" calcext:value-type="float">
            <text:p>1323187</text:p>
          </table:table-cell>
          <table:table-cell table:formula="of:=[.C45]/[.E45]" office:value-type="float" office:value="0.122414292159763" calcext:value-type="float">
            <text:p>0.1224142922</text:p>
          </table:table-cell>
        </table:table-row>
        <table:table-row table:style-name="ro1">
          <table:table-cell office:value-type="float" office:value="47185920" calcext:value-type="float">
            <text:p>47185920</text:p>
          </table:table-cell>
          <table:table-cell office:value-type="float" office:value="373315" calcext:value-type="float">
            <text:p>373315</text:p>
          </table:table-cell>
          <table:table-cell office:value-type="float" office:value="178690" calcext:value-type="float">
            <text:p>178690</text:p>
          </table:table-cell>
          <table:table-cell office:value-type="float" office:value="1286600" calcext:value-type="float">
            <text:p>1286600</text:p>
          </table:table-cell>
          <table:table-cell table:formula="of:=SUM([.C46:.D46])" office:value-type="float" office:value="1465290" calcext:value-type="float">
            <text:p>1465290</text:p>
          </table:table-cell>
          <table:table-cell table:formula="of:=[.C46]/[.E46]" office:value-type="float" office:value="0.121948556258488" calcext:value-type="float">
            <text:p>0.1219485563</text:p>
          </table:table-cell>
        </table:table-row>
        <table:table-row table:style-name="ro1">
          <table:table-cell office:value-type="float" office:value="48234496" calcext:value-type="float">
            <text:p>48234496</text:p>
          </table:table-cell>
          <table:table-cell office:value-type="float" office:value="272459" calcext:value-type="float">
            <text:p>272459</text:p>
          </table:table-cell>
          <table:table-cell office:value-type="float" office:value="161637" calcext:value-type="float">
            <text:p>161637</text:p>
          </table:table-cell>
          <table:table-cell office:value-type="float" office:value="315730" calcext:value-type="float">
            <text:p>315730</text:p>
          </table:table-cell>
          <table:table-cell table:formula="of:=SUM([.C47:.D47])" office:value-type="float" office:value="477367" calcext:value-type="float">
            <text:p>477367</text:p>
          </table:table-cell>
          <table:table-cell table:formula="of:=[.C47]/[.E47]" office:value-type="float" office:value="0.338601118217221" calcext:value-type="float">
            <text:p>0.3386011182</text:p>
          </table:table-cell>
        </table:table-row>
        <table:table-row table:style-name="ro1">
          <table:table-cell office:value-type="float" office:value="49283072" calcext:value-type="float">
            <text:p>49283072</text:p>
          </table:table-cell>
          <table:table-cell office:value-type="float" office:value="311545" calcext:value-type="float">
            <text:p>311545</text:p>
          </table:table-cell>
          <table:table-cell office:value-type="float" office:value="174468" calcext:value-type="float">
            <text:p>174468</text:p>
          </table:table-cell>
          <table:table-cell office:value-type="float" office:value="1265580" calcext:value-type="float">
            <text:p>1265580</text:p>
          </table:table-cell>
          <table:table-cell table:formula="of:=SUM([.C48:.D48])" office:value-type="float" office:value="1440048" calcext:value-type="float">
            <text:p>1440048</text:p>
          </table:table-cell>
          <table:table-cell table:formula="of:=[.C48]/[.E48]" office:value-type="float" office:value="0.121154294856838" calcext:value-type="float">
            <text:p>0.1211542949</text:p>
          </table:table-cell>
        </table:table-row>
        <table:table-row table:style-name="ro1">
          <table:table-cell office:value-type="float" office:value="50331648" calcext:value-type="float">
            <text:p>50331648</text:p>
          </table:table-cell>
          <table:table-cell office:value-type="float" office:value="279092" calcext:value-type="float">
            <text:p>279092</text:p>
          </table:table-cell>
          <table:table-cell office:value-type="float" office:value="164597" calcext:value-type="float">
            <text:p>164597</text:p>
          </table:table-cell>
          <table:table-cell office:value-type="float" office:value="324660" calcext:value-type="float">
            <text:p>324660</text:p>
          </table:table-cell>
          <table:table-cell table:formula="of:=SUM([.C49:.D49])" office:value-type="float" office:value="489257" calcext:value-type="float">
            <text:p>489257</text:p>
          </table:table-cell>
          <table:table-cell table:formula="of:=[.C49]/[.E49]" office:value-type="float" office:value="0.336422371064696" calcext:value-type="float">
            <text:p>0.3364223711</text:p>
          </table:table-cell>
        </table:table-row>
        <table:table-row table:style-name="ro1">
          <table:table-cell office:value-type="float" office:value="51380224" calcext:value-type="float">
            <text:p>51380224</text:p>
          </table:table-cell>
          <table:table-cell office:value-type="float" office:value="362054" calcext:value-type="float">
            <text:p>362054</text:p>
          </table:table-cell>
          <table:table-cell office:value-type="float" office:value="179297" calcext:value-type="float">
            <text:p>179297</text:p>
          </table:table-cell>
          <table:table-cell office:value-type="float" office:value="1314050" calcext:value-type="float">
            <text:p>1314050</text:p>
          </table:table-cell>
          <table:table-cell table:formula="of:=SUM([.C50:.D50])" office:value-type="float" office:value="1493347" calcext:value-type="float">
            <text:p>1493347</text:p>
          </table:table-cell>
          <table:table-cell table:formula="of:=[.C50]/[.E50]" office:value-type="float" office:value="0.120063856558456" calcext:value-type="float">
            <text:p>0.1200638566</text:p>
          </table:table-cell>
        </table:table-row>
        <table:table-row table:style-name="ro1">
          <table:table-cell office:value-type="float" office:value="52428800" calcext:value-type="float">
            <text:p>52428800</text:p>
          </table:table-cell>
          <table:table-cell office:value-type="float" office:value="265718" calcext:value-type="float">
            <text:p>265718</text:p>
          </table:table-cell>
          <table:table-cell office:value-type="float" office:value="159206" calcext:value-type="float">
            <text:p>159206</text:p>
          </table:table-cell>
          <table:table-cell office:value-type="float" office:value="324250" calcext:value-type="float">
            <text:p>324250</text:p>
          </table:table-cell>
          <table:table-cell table:formula="of:=SUM([.C51:.D51])" office:value-type="float" office:value="483456" calcext:value-type="float">
            <text:p>483456</text:p>
          </table:table-cell>
          <table:table-cell table:formula="of:=[.C51]/[.E51]" office:value-type="float" office:value="0.329308148001059" calcext:value-type="float">
            <text:p>0.329308148</text:p>
          </table:table-cell>
        </table:table-row>
        <table:table-row table:style-name="ro1">
          <table:table-cell office:value-type="float" office:value="53477376" calcext:value-type="float">
            <text:p>53477376</text:p>
          </table:table-cell>
          <table:table-cell office:value-type="float" office:value="384458" calcext:value-type="float">
            <text:p>384458</text:p>
          </table:table-cell>
          <table:table-cell office:value-type="float" office:value="179537" calcext:value-type="float">
            <text:p>179537</text:p>
          </table:table-cell>
          <table:table-cell office:value-type="float" office:value="1296660" calcext:value-type="float">
            <text:p>1296660</text:p>
          </table:table-cell>
          <table:table-cell table:formula="of:=SUM([.C52:.D52])" office:value-type="float" office:value="1476197" calcext:value-type="float">
            <text:p>1476197</text:p>
          </table:table-cell>
          <table:table-cell table:formula="of:=[.C52]/[.E52]" office:value-type="float" office:value="0.121621301221991" calcext:value-type="float">
            <text:p>0.1216213012</text:p>
          </table:table-cell>
        </table:table-row>
        <table:table-row table:style-name="ro1">
          <table:table-cell office:value-type="float" office:value="54525952" calcext:value-type="float">
            <text:p>54525952</text:p>
          </table:table-cell>
          <table:table-cell office:value-type="float" office:value="278160" calcext:value-type="float">
            <text:p>278160</text:p>
          </table:table-cell>
          <table:table-cell office:value-type="float" office:value="165969" calcext:value-type="float">
            <text:p>165969</text:p>
          </table:table-cell>
          <table:table-cell office:value-type="float" office:value="332860" calcext:value-type="float">
            <text:p>332860</text:p>
          </table:table-cell>
          <table:table-cell table:formula="of:=SUM([.C53:.D53])" office:value-type="float" office:value="498829" calcext:value-type="float">
            <text:p>498829</text:p>
          </table:table-cell>
          <table:table-cell table:formula="of:=[.C53]/[.E53]" office:value-type="float" office:value="0.332717223737994" calcext:value-type="float">
            <text:p>0.3327172237</text:p>
          </table:table-cell>
        </table:table-row>
        <table:table-row table:style-name="ro1">
          <table:table-cell office:value-type="float" office:value="55574528" calcext:value-type="float">
            <text:p>55574528</text:p>
          </table:table-cell>
          <table:table-cell office:value-type="float" office:value="373647" calcext:value-type="float">
            <text:p>373647</text:p>
          </table:table-cell>
          <table:table-cell office:value-type="float" office:value="196550" calcext:value-type="float">
            <text:p>196550</text:p>
          </table:table-cell>
          <table:table-cell office:value-type="float" office:value="1413520" calcext:value-type="float">
            <text:p>1413520</text:p>
          </table:table-cell>
          <table:table-cell table:formula="of:=SUM([.C54:.D54])" office:value-type="float" office:value="1610070" calcext:value-type="float">
            <text:p>1610070</text:p>
          </table:table-cell>
          <table:table-cell table:formula="of:=[.C54]/[.E54]" office:value-type="float" office:value="0.122075437713888" calcext:value-type="float">
            <text:p>0.1220754377</text:p>
          </table:table-cell>
        </table:table-row>
        <table:table-row table:style-name="ro1">
          <table:table-cell office:value-type="float" office:value="56623104" calcext:value-type="float">
            <text:p>56623104</text:p>
          </table:table-cell>
          <table:table-cell office:value-type="float" office:value="275738" calcext:value-type="float">
            <text:p>275738</text:p>
          </table:table-cell>
          <table:table-cell office:value-type="float" office:value="164288" calcext:value-type="float">
            <text:p>164288</text:p>
          </table:table-cell>
          <table:table-cell office:value-type="float" office:value="337170" calcext:value-type="float">
            <text:p>337170</text:p>
          </table:table-cell>
          <table:table-cell table:formula="of:=SUM([.C55:.D55])" office:value-type="float" office:value="501458" calcext:value-type="float">
            <text:p>501458</text:p>
          </table:table-cell>
          <table:table-cell table:formula="of:=[.C55]/[.E55]" office:value-type="float" office:value="0.327620658160803" calcext:value-type="float">
            <text:p>0.3276206582</text:p>
          </table:table-cell>
        </table:table-row>
        <table:table-row table:style-name="ro1">
          <table:table-cell office:value-type="float" office:value="57671680" calcext:value-type="float">
            <text:p>57671680</text:p>
          </table:table-cell>
          <table:table-cell office:value-type="float" office:value="273446" calcext:value-type="float">
            <text:p>273446</text:p>
          </table:table-cell>
          <table:table-cell office:value-type="float" office:value="165098" calcext:value-type="float">
            <text:p>165098</text:p>
          </table:table-cell>
          <table:table-cell office:value-type="float" office:value="341820" calcext:value-type="float">
            <text:p>341820</text:p>
          </table:table-cell>
          <table:table-cell table:formula="of:=SUM([.C56:.D56])" office:value-type="float" office:value="506918" calcext:value-type="float">
            <text:p>506918</text:p>
          </table:table-cell>
          <table:table-cell table:formula="of:=[.C56]/[.E56]" office:value-type="float" office:value="0.325689756528669" calcext:value-type="float">
            <text:p>0.3256897565</text:p>
          </table:table-cell>
        </table:table-row>
        <table:table-row table:style-name="ro1">
          <table:table-cell office:value-type="float" office:value="58720256" calcext:value-type="float">
            <text:p>58720256</text:p>
          </table:table-cell>
          <table:table-cell office:value-type="float" office:value="269371" calcext:value-type="float">
            <text:p>269371</text:p>
          </table:table-cell>
          <table:table-cell office:value-type="float" office:value="167338" calcext:value-type="float">
            <text:p>167338</text:p>
          </table:table-cell>
          <table:table-cell office:value-type="float" office:value="336350" calcext:value-type="float">
            <text:p>336350</text:p>
          </table:table-cell>
          <table:table-cell table:formula="of:=SUM([.C57:.D57])" office:value-type="float" office:value="503688" calcext:value-type="float">
            <text:p>503688</text:p>
          </table:table-cell>
          <table:table-cell table:formula="of:=[.C57]/[.E57]" office:value-type="float" office:value="0.332225504677499" calcext:value-type="float">
            <text:p>0.3322255047</text:p>
          </table:table-cell>
        </table:table-row>
        <table:table-row table:style-name="ro1">
          <table:table-cell office:value-type="float" office:value="59768832" calcext:value-type="float">
            <text:p>59768832</text:p>
          </table:table-cell>
          <table:table-cell office:value-type="float" office:value="374384" calcext:value-type="float">
            <text:p>374384</text:p>
          </table:table-cell>
          <table:table-cell office:value-type="float" office:value="203969" calcext:value-type="float">
            <text:p>203969</text:p>
          </table:table-cell>
          <table:table-cell office:value-type="float" office:value="1451610" calcext:value-type="float">
            <text:p>1451610</text:p>
          </table:table-cell>
          <table:table-cell table:formula="of:=SUM([.C58:.D58])" office:value-type="float" office:value="1655579" calcext:value-type="float">
            <text:p>1655579</text:p>
          </table:table-cell>
          <table:table-cell table:formula="of:=[.C58]/[.E58]" office:value-type="float" office:value="0.123201007019297" calcext:value-type="float">
            <text:p>0.123201007</text:p>
          </table:table-cell>
        </table:table-row>
        <table:table-row table:style-name="ro1">
          <table:table-cell office:value-type="float" office:value="60817408" calcext:value-type="float">
            <text:p>60817408</text:p>
          </table:table-cell>
          <table:table-cell office:value-type="float" office:value="310271" calcext:value-type="float">
            <text:p>310271</text:p>
          </table:table-cell>
          <table:table-cell office:value-type="float" office:value="197057" calcext:value-type="float">
            <text:p>197057</text:p>
          </table:table-cell>
          <table:table-cell office:value-type="float" office:value="399660" calcext:value-type="float">
            <text:p>399660</text:p>
          </table:table-cell>
          <table:table-cell table:formula="of:=SUM([.C59:.D59])" office:value-type="float" office:value="596717" calcext:value-type="float">
            <text:p>596717</text:p>
          </table:table-cell>
          <table:table-cell table:formula="of:=[.C59]/[.E59]" office:value-type="float" office:value="0.330235270655939" calcext:value-type="float">
            <text:p>0.3302352707</text:p>
          </table:table-cell>
        </table:table-row>
        <table:table-row table:style-name="ro1">
          <table:table-cell office:value-type="float" office:value="61865984" calcext:value-type="float">
            <text:p>61865984</text:p>
          </table:table-cell>
          <table:table-cell office:value-type="float" office:value="406796" calcext:value-type="float">
            <text:p>406796</text:p>
          </table:table-cell>
          <table:table-cell office:value-type="float" office:value="216315" calcext:value-type="float">
            <text:p>216315</text:p>
          </table:table-cell>
          <table:table-cell office:value-type="float" office:value="1515820" calcext:value-type="float">
            <text:p>1515820</text:p>
          </table:table-cell>
          <table:table-cell table:formula="of:=SUM([.C60:.D60])" office:value-type="float" office:value="1732135" calcext:value-type="float">
            <text:p>1732135</text:p>
          </table:table-cell>
          <table:table-cell table:formula="of:=[.C60]/[.E60]" office:value-type="float" office:value="0.124883453079581" calcext:value-type="float">
            <text:p>0.1248834531</text:p>
          </table:table-cell>
        </table:table-row>
        <table:table-row table:style-name="ro1">
          <table:table-cell office:value-type="float" office:value="62914560" calcext:value-type="float">
            <text:p>62914560</text:p>
          </table:table-cell>
          <table:table-cell office:value-type="float" office:value="441514" calcext:value-type="float">
            <text:p>441514</text:p>
          </table:table-cell>
          <table:table-cell office:value-type="float" office:value="244903" calcext:value-type="float">
            <text:p>244903</text:p>
          </table:table-cell>
          <table:table-cell office:value-type="float" office:value="1791040" calcext:value-type="float">
            <text:p>1791040</text:p>
          </table:table-cell>
          <table:table-cell table:formula="of:=SUM([.C61:.D61])" office:value-type="float" office:value="2035943" calcext:value-type="float">
            <text:p>2035943</text:p>
          </table:table-cell>
          <table:table-cell table:formula="of:=[.C61]/[.E61]" office:value-type="float" office:value="0.120289713415356" calcext:value-type="float">
            <text:p>0.1202897134</text:p>
          </table:table-cell>
        </table:table-row>
        <table:table-row table:style-name="ro1">
          <table:table-cell office:value-type="float" office:value="63963136" calcext:value-type="float">
            <text:p>63963136</text:p>
          </table:table-cell>
          <table:table-cell office:value-type="float" office:value="336707" calcext:value-type="float">
            <text:p>336707</text:p>
          </table:table-cell>
          <table:table-cell office:value-type="float" office:value="209447" calcext:value-type="float">
            <text:p>209447</text:p>
          </table:table-cell>
          <table:table-cell office:value-type="float" office:value="420880" calcext:value-type="float">
            <text:p>420880</text:p>
          </table:table-cell>
          <table:table-cell table:formula="of:=SUM([.C62:.D62])" office:value-type="float" office:value="630327" calcext:value-type="float">
            <text:p>630327</text:p>
          </table:table-cell>
          <table:table-cell table:formula="of:=[.C62]/[.E62]" office:value-type="float" office:value="0.332283084811534" calcext:value-type="float">
            <text:p>0.3322830848</text:p>
          </table:table-cell>
        </table:table-row>
        <table:table-row table:style-name="ro1">
          <table:table-cell office:value-type="float" office:value="65011712" calcext:value-type="float">
            <text:p>65011712</text:p>
          </table:table-cell>
          <table:table-cell office:value-type="float" office:value="318703" calcext:value-type="float">
            <text:p>318703</text:p>
          </table:table-cell>
          <table:table-cell office:value-type="float" office:value="209974" calcext:value-type="float">
            <text:p>209974</text:p>
          </table:table-cell>
          <table:table-cell office:value-type="float" office:value="425360" calcext:value-type="float">
            <text:p>425360</text:p>
          </table:table-cell>
          <table:table-cell table:formula="of:=SUM([.C63:.D63])" office:value-type="float" office:value="635334" calcext:value-type="float">
            <text:p>635334</text:p>
          </table:table-cell>
          <table:table-cell table:formula="of:=[.C63]/[.E63]" office:value-type="float" office:value="0.330493881958151" calcext:value-type="float">
            <text:p>0.330493882</text:p>
          </table:table-cell>
        </table:table-row>
        <table:table-row table:style-name="ro1">
          <table:table-cell office:value-type="float" office:value="66060288" calcext:value-type="float">
            <text:p>66060288</text:p>
          </table:table-cell>
          <table:table-cell office:value-type="float" office:value="423704" calcext:value-type="float">
            <text:p>423704</text:p>
          </table:table-cell>
          <table:table-cell office:value-type="float" office:value="235785" calcext:value-type="float">
            <text:p>235785</text:p>
          </table:table-cell>
          <table:table-cell office:value-type="float" office:value="1649590" calcext:value-type="float">
            <text:p>1649590</text:p>
          </table:table-cell>
          <table:table-cell table:formula="of:=SUM([.C64:.D64])" office:value-type="float" office:value="1885375" calcext:value-type="float">
            <text:p>1885375</text:p>
          </table:table-cell>
          <table:table-cell table:formula="of:=[.C64]/[.E64]" office:value-type="float" office:value="0.125060001325996" calcext:value-type="float">
            <text:p>0.1250600013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337421" calcext:value-type="float">
            <text:p>337421</text:p>
          </table:table-cell>
          <table:table-cell office:value-type="float" office:value="223806" calcext:value-type="float">
            <text:p>223806</text:p>
          </table:table-cell>
          <table:table-cell office:value-type="float" office:value="442580" calcext:value-type="float">
            <text:p>442580</text:p>
          </table:table-cell>
          <table:table-cell table:formula="of:=SUM([.C65:.D65])" office:value-type="float" office:value="666386" calcext:value-type="float">
            <text:p>666386</text:p>
          </table:table-cell>
          <table:table-cell table:formula="of:=[.C65]/[.E65]" office:value-type="float" office:value="0.335850393015459" calcext:value-type="float">
            <text:p>0.335850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나눔고딕" style:font-family-generic="roman" style:font-pitch="variable" fo:font-size="12pt" fo:language="en" fo:country="US" style:letter-kerning="true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6:16:18.682626172</meta:creation-date>
    <dc:date>2016-04-18T16:55:26.612859866</dc:date>
    <meta:editing-duration>PT7M7S</meta:editing-duration>
    <meta:editing-cycles>1</meta:editing-cycles>
    <meta:document-statistic meta:table-count="1" meta:cell-count="39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781cm" svg:height="21.33cm" xlink:href=".." xlink:type="simple" chart:class="chart:bar" chart:style-name="ch1">
        <chart:legend chart:legend-position="end" svg:x="39.286cm" svg:y="10.366cm" style:legend-expansion="high" chart:style-name="ch2"/>
        <chart:plot-area chart:style-name="ch3" table:cell-range-address="시트1.A2:시트1.A65 시트1.D2:시트1.D65" chart:data-source-has-labels="column" svg:x="0.815cm" svg:y="0.426cm" svg:width="37.656cm" svg:height="20.478cm">
          <chartooo:coordinate-region svg:x="2.362cm" svg:y="0.625cm" svg:width="36.109cm" svg:height="18.701cm"/>
          <chart:axis chart:dimension="x" chart:name="primary-x" chart:style-name="ch4" chartooo:axis-type="auto">
            <chartooo:date-scale/>
            <chart:categories table:cell-range-address="시트1.A2:시트1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시트1.D2:시트1.D65" chart:class="chart:bar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단 D</text:p>
              </table:table-cell>
            </table:table-row>
          </table:table-header-rows>
          <table:table-rows>
            <table:table-row>
              <table:table-cell office:value-type="float" office:value="1048576">
                <text:p>1048580</text:p>
                <draw:g>
                  <svg:desc>시트1.A2:시트1.A65</svg:desc>
                </draw:g>
              </table:table-cell>
              <table:table-cell office:value-type="float" office:value="38970">
                <text:p>38970</text:p>
                <draw:g>
                  <svg:desc>시트1.D2:시트1.D65</svg:desc>
                </draw:g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44130">
                <text:p>44130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44300">
                <text:p>44300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8720">
                <text:p>48720</text:p>
              </table:table-cell>
            </table:table-row>
            <table:table-row>
              <table:table-cell office:value-type="float" office:value="5242880">
                <text:p>5242880</text:p>
              </table:table-cell>
              <table:table-cell office:value-type="float" office:value="54480">
                <text:p>54480</text:p>
              </table:table-cell>
            </table:table-row>
            <table:table-row>
              <table:table-cell office:value-type="float" office:value="6291456">
                <text:p>6291460</text:p>
              </table:table-cell>
              <table:table-cell office:value-type="float" office:value="57650">
                <text:p>57650</text:p>
              </table:table-cell>
            </table:table-row>
            <table:table-row>
              <table:table-cell office:value-type="float" office:value="7340032">
                <text:p>7340030</text:p>
              </table:table-cell>
              <table:table-cell office:value-type="float" office:value="63800">
                <text:p>63800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54650">
                <text:p>54650</text:p>
              </table:table-cell>
            </table:table-row>
            <table:table-row>
              <table:table-cell office:value-type="float" office:value="9437184">
                <text:p>9437180</text:p>
              </table:table-cell>
              <table:table-cell office:value-type="float" office:value="63730">
                <text:p>63730</text:p>
              </table:table-cell>
            </table:table-row>
            <table:table-row>
              <table:table-cell office:value-type="float" office:value="10485760">
                <text:p>10485760</text:p>
              </table:table-cell>
              <table:table-cell office:value-type="float" office:value="131770">
                <text:p>131770</text:p>
              </table:table-cell>
            </table:table-row>
            <table:table-row>
              <table:table-cell office:value-type="float" office:value="11534336">
                <text:p>11534340</text:p>
              </table:table-cell>
              <table:table-cell office:value-type="float" office:value="141320">
                <text:p>141320</text:p>
              </table:table-cell>
            </table:table-row>
            <table:table-row>
              <table:table-cell office:value-type="float" office:value="12582912">
                <text:p>12582910</text:p>
              </table:table-cell>
              <table:table-cell office:value-type="float" office:value="171720">
                <text:p>171720</text:p>
              </table:table-cell>
            </table:table-row>
            <table:table-row>
              <table:table-cell office:value-type="float" office:value="13631488">
                <text:p>13631490</text:p>
              </table:table-cell>
              <table:table-cell office:value-type="float" office:value="229810">
                <text:p>229810</text:p>
              </table:table-cell>
            </table:table-row>
            <table:table-row>
              <table:table-cell office:value-type="float" office:value="14680064">
                <text:p>14680060</text:p>
              </table:table-cell>
              <table:table-cell office:value-type="float" office:value="90730">
                <text:p>90730</text:p>
              </table:table-cell>
            </table:table-row>
            <table:table-row>
              <table:table-cell office:value-type="float" office:value="15728640">
                <text:p>15728640</text:p>
              </table:table-cell>
              <table:table-cell office:value-type="float" office:value="263330">
                <text:p>263330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313880">
                <text:p>313880</text:p>
              </table:table-cell>
            </table:table-row>
            <table:table-row>
              <table:table-cell office:value-type="float" office:value="17825792">
                <text:p>17825790</text:p>
              </table:table-cell>
              <table:table-cell office:value-type="float" office:value="424210">
                <text:p>424210</text:p>
              </table:table-cell>
            </table:table-row>
            <table:table-row>
              <table:table-cell office:value-type="float" office:value="18874368">
                <text:p>18874370</text:p>
              </table:table-cell>
              <table:table-cell office:value-type="float" office:value="390500">
                <text:p>390500</text:p>
              </table:table-cell>
            </table:table-row>
            <table:table-row>
              <table:table-cell office:value-type="float" office:value="19922944">
                <text:p>19922940</text:p>
              </table:table-cell>
              <table:table-cell office:value-type="float" office:value="131260">
                <text:p>131260</text:p>
              </table:table-cell>
            </table:table-row>
            <table:table-row>
              <table:table-cell office:value-type="float" office:value="20971520">
                <text:p>20971520</text:p>
              </table:table-cell>
              <table:table-cell office:value-type="float" office:value="144550">
                <text:p>144550</text:p>
              </table:table-cell>
            </table:table-row>
            <table:table-row>
              <table:table-cell office:value-type="float" office:value="22020096">
                <text:p>22020100</text:p>
              </table:table-cell>
              <table:table-cell office:value-type="float" office:value="485710">
                <text:p>485710</text:p>
              </table:table-cell>
            </table:table-row>
            <table:table-row>
              <table:table-cell office:value-type="float" office:value="23068672">
                <text:p>23068670</text:p>
              </table:table-cell>
              <table:table-cell office:value-type="float" office:value="570350">
                <text:p>570350</text:p>
              </table:table-cell>
            </table:table-row>
            <table:table-row>
              <table:table-cell office:value-type="float" office:value="24117248">
                <text:p>24117250</text:p>
              </table:table-cell>
              <table:table-cell office:value-type="float" office:value="179220">
                <text:p>179220</text:p>
              </table:table-cell>
            </table:table-row>
            <table:table-row>
              <table:table-cell office:value-type="float" office:value="25165824">
                <text:p>25165820</text:p>
              </table:table-cell>
              <table:table-cell office:value-type="float" office:value="540140">
                <text:p>540140</text:p>
              </table:table-cell>
            </table:table-row>
            <table:table-row>
              <table:table-cell office:value-type="float" office:value="26214400">
                <text:p>26214400</text:p>
              </table:table-cell>
              <table:table-cell office:value-type="float" office:value="169370">
                <text:p>169370</text:p>
              </table:table-cell>
            </table:table-row>
            <table:table-row>
              <table:table-cell office:value-type="float" office:value="27262976">
                <text:p>27262980</text:p>
              </table:table-cell>
              <table:table-cell office:value-type="float" office:value="528660">
                <text:p>528660</text:p>
              </table:table-cell>
            </table:table-row>
            <table:table-row>
              <table:table-cell office:value-type="float" office:value="28311552">
                <text:p>28311550</text:p>
              </table:table-cell>
              <table:table-cell office:value-type="float" office:value="174970">
                <text:p>174970</text:p>
              </table:table-cell>
            </table:table-row>
            <table:table-row>
              <table:table-cell office:value-type="float" office:value="29360128">
                <text:p>29360130</text:p>
              </table:table-cell>
              <table:table-cell office:value-type="float" office:value="178610">
                <text:p>178610</text:p>
              </table:table-cell>
            </table:table-row>
            <table:table-row>
              <table:table-cell office:value-type="float" office:value="30408704">
                <text:p>30408700</text:p>
              </table:table-cell>
              <table:table-cell office:value-type="float" office:value="190670">
                <text:p>190670</text:p>
              </table:table-cell>
            </table:table-row>
            <table:table-row>
              <table:table-cell office:value-type="float" office:value="31457280">
                <text:p>31457280</text:p>
              </table:table-cell>
              <table:table-cell office:value-type="float" office:value="220060">
                <text:p>220060</text:p>
              </table:table-cell>
            </table:table-row>
            <table:table-row>
              <table:table-cell office:value-type="float" office:value="32505856">
                <text:p>32505860</text:p>
              </table:table-cell>
              <table:table-cell office:value-type="float" office:value="682260">
                <text:p>682260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756080">
                <text:p>756080</text:p>
              </table:table-cell>
            </table:table-row>
            <table:table-row>
              <table:table-cell office:value-type="float" office:value="34603008">
                <text:p>34603010</text:p>
              </table:table-cell>
              <table:table-cell office:value-type="float" office:value="873740">
                <text:p>873740</text:p>
              </table:table-cell>
            </table:table-row>
            <table:table-row>
              <table:table-cell office:value-type="float" office:value="35651584">
                <text:p>35651580</text:p>
              </table:table-cell>
              <table:table-cell office:value-type="float" office:value="273520">
                <text:p>273520</text:p>
              </table:table-cell>
            </table:table-row>
            <table:table-row>
              <table:table-cell office:value-type="float" office:value="36700160">
                <text:p>36700160</text:p>
              </table:table-cell>
              <table:table-cell office:value-type="float" office:value="272070">
                <text:p>272070</text:p>
              </table:table-cell>
            </table:table-row>
            <table:table-row>
              <table:table-cell office:value-type="float" office:value="37748736">
                <text:p>37748740</text:p>
              </table:table-cell>
              <table:table-cell office:value-type="float" office:value="277840">
                <text:p>277840</text:p>
              </table:table-cell>
            </table:table-row>
            <table:table-row>
              <table:table-cell office:value-type="float" office:value="38797312">
                <text:p>38797310</text:p>
              </table:table-cell>
              <table:table-cell office:value-type="float" office:value="282410">
                <text:p>282410</text:p>
              </table:table-cell>
            </table:table-row>
            <table:table-row>
              <table:table-cell office:value-type="float" office:value="39845888">
                <text:p>39845890</text:p>
              </table:table-cell>
              <table:table-cell office:value-type="float" office:value="289390">
                <text:p>289390</text:p>
              </table:table-cell>
            </table:table-row>
            <table:table-row>
              <table:table-cell office:value-type="float" office:value="40894464">
                <text:p>40894460</text:p>
              </table:table-cell>
              <table:table-cell office:value-type="float" office:value="984410">
                <text:p>984410</text:p>
              </table:table-cell>
            </table:table-row>
            <table:table-row>
              <table:table-cell office:value-type="float" office:value="41943040">
                <text:p>41943040</text:p>
              </table:table-cell>
              <table:table-cell office:value-type="float" office:value="1085590">
                <text:p>1085590</text:p>
              </table:table-cell>
            </table:table-row>
            <table:table-row>
              <table:table-cell office:value-type="float" office:value="42991616">
                <text:p>42991620</text:p>
              </table:table-cell>
              <table:table-cell office:value-type="float" office:value="1198310">
                <text:p>1198310</text:p>
              </table:table-cell>
            </table:table-row>
            <table:table-row>
              <table:table-cell office:value-type="float" office:value="44040192">
                <text:p>44040190</text:p>
              </table:table-cell>
              <table:table-cell office:value-type="float" office:value="1307030">
                <text:p>1307030</text:p>
              </table:table-cell>
            </table:table-row>
            <table:table-row>
              <table:table-cell office:value-type="float" office:value="45088768">
                <text:p>45088770</text:p>
              </table:table-cell>
              <table:table-cell office:value-type="float" office:value="306510">
                <text:p>306510</text:p>
              </table:table-cell>
            </table:table-row>
            <table:table-row>
              <table:table-cell office:value-type="float" office:value="46137344">
                <text:p>46137340</text:p>
              </table:table-cell>
              <table:table-cell office:value-type="float" office:value="1161210">
                <text:p>1161210</text:p>
              </table:table-cell>
            </table:table-row>
            <table:table-row>
              <table:table-cell office:value-type="float" office:value="47185920">
                <text:p>47185920</text:p>
              </table:table-cell>
              <table:table-cell office:value-type="float" office:value="1286600">
                <text:p>1286600</text:p>
              </table:table-cell>
            </table:table-row>
            <table:table-row>
              <table:table-cell office:value-type="float" office:value="48234496">
                <text:p>48234500</text:p>
              </table:table-cell>
              <table:table-cell office:value-type="float" office:value="315730">
                <text:p>315730</text:p>
              </table:table-cell>
            </table:table-row>
            <table:table-row>
              <table:table-cell office:value-type="float" office:value="49283072">
                <text:p>49283070</text:p>
              </table:table-cell>
              <table:table-cell office:value-type="float" office:value="1265580">
                <text:p>1265580</text:p>
              </table:table-cell>
            </table:table-row>
            <table:table-row>
              <table:table-cell office:value-type="float" office:value="50331648">
                <text:p>50331650</text:p>
              </table:table-cell>
              <table:table-cell office:value-type="float" office:value="324660">
                <text:p>324660</text:p>
              </table:table-cell>
            </table:table-row>
            <table:table-row>
              <table:table-cell office:value-type="float" office:value="51380224">
                <text:p>51380220</text:p>
              </table:table-cell>
              <table:table-cell office:value-type="float" office:value="1314050">
                <text:p>1314050</text:p>
              </table:table-cell>
            </table:table-row>
            <table:table-row>
              <table:table-cell office:value-type="float" office:value="52428800">
                <text:p>52428800</text:p>
              </table:table-cell>
              <table:table-cell office:value-type="float" office:value="324250">
                <text:p>324250</text:p>
              </table:table-cell>
            </table:table-row>
            <table:table-row>
              <table:table-cell office:value-type="float" office:value="53477376">
                <text:p>53477380</text:p>
              </table:table-cell>
              <table:table-cell office:value-type="float" office:value="1296660">
                <text:p>1296660</text:p>
              </table:table-cell>
            </table:table-row>
            <table:table-row>
              <table:table-cell office:value-type="float" office:value="54525952">
                <text:p>54525950</text:p>
              </table:table-cell>
              <table:table-cell office:value-type="float" office:value="332860">
                <text:p>332860</text:p>
              </table:table-cell>
            </table:table-row>
            <table:table-row>
              <table:table-cell office:value-type="float" office:value="55574528">
                <text:p>55574530</text:p>
              </table:table-cell>
              <table:table-cell office:value-type="float" office:value="1413520">
                <text:p>1413520</text:p>
              </table:table-cell>
            </table:table-row>
            <table:table-row>
              <table:table-cell office:value-type="float" office:value="56623104">
                <text:p>56623100</text:p>
              </table:table-cell>
              <table:table-cell office:value-type="float" office:value="337170">
                <text:p>337170</text:p>
              </table:table-cell>
            </table:table-row>
            <table:table-row>
              <table:table-cell office:value-type="float" office:value="57671680">
                <text:p>57671680</text:p>
              </table:table-cell>
              <table:table-cell office:value-type="float" office:value="341820">
                <text:p>341820</text:p>
              </table:table-cell>
            </table:table-row>
            <table:table-row>
              <table:table-cell office:value-type="float" office:value="58720256">
                <text:p>58720260</text:p>
              </table:table-cell>
              <table:table-cell office:value-type="float" office:value="336350">
                <text:p>336350</text:p>
              </table:table-cell>
            </table:table-row>
            <table:table-row>
              <table:table-cell office:value-type="float" office:value="59768832">
                <text:p>59768830</text:p>
              </table:table-cell>
              <table:table-cell office:value-type="float" office:value="1451610">
                <text:p>1451610</text:p>
              </table:table-cell>
            </table:table-row>
            <table:table-row>
              <table:table-cell office:value-type="float" office:value="60817408">
                <text:p>60817410</text:p>
              </table:table-cell>
              <table:table-cell office:value-type="float" office:value="399660">
                <text:p>399660</text:p>
              </table:table-cell>
            </table:table-row>
            <table:table-row>
              <table:table-cell office:value-type="float" office:value="61865984">
                <text:p>61865980</text:p>
              </table:table-cell>
              <table:table-cell office:value-type="float" office:value="1515820">
                <text:p>1515820</text:p>
              </table:table-cell>
            </table:table-row>
            <table:table-row>
              <table:table-cell office:value-type="float" office:value="62914560">
                <text:p>62914560</text:p>
              </table:table-cell>
              <table:table-cell office:value-type="float" office:value="1791040">
                <text:p>1791040</text:p>
              </table:table-cell>
            </table:table-row>
            <table:table-row>
              <table:table-cell office:value-type="float" office:value="63963136">
                <text:p>63963140</text:p>
              </table:table-cell>
              <table:table-cell office:value-type="float" office:value="420880">
                <text:p>420880</text:p>
              </table:table-cell>
            </table:table-row>
            <table:table-row>
              <table:table-cell office:value-type="float" office:value="65011712">
                <text:p>65011710</text:p>
              </table:table-cell>
              <table:table-cell office:value-type="float" office:value="425360">
                <text:p>425360</text:p>
              </table:table-cell>
            </table:table-row>
            <table:table-row>
              <table:table-cell office:value-type="float" office:value="66060288">
                <text:p>66060290</text:p>
              </table:table-cell>
              <table:table-cell office:value-type="float" office:value="1649590">
                <text:p>1649590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442580">
                <text:p>4425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